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ingPropertyEditorAdapter.setAsText( @ Nullable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PropertyEditorAdapter.ConvertingPropertyEditorAdapter( ConversionService conversionService , TypeDescriptor target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tingPropertyEditorAdapte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